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paragraph-properties fo:text-align="center" style:justify-single-word="false"/>
      <style:text-properties fo:font-size="18pt" fo:font-weight="bold" style:font-size-asian="15.75pt" style:font-weight-asian="bold" style:font-size-complex="18pt" style:font-weight-complex="bold"/>
    </style:style>
    <style:style style:name="P3" style:family="paragraph" style:parent-style-name="Standard">
      <style:paragraph-properties fo:text-align="center" style:justify-single-word="false"/>
      <style:text-properties fo:font-size="10pt" fo:font-weight="normal"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20pt" fo:font-weight="normal" style:font-size-asian="17.5pt" style:font-weight-asian="normal" style:font-size-complex="20pt" style:font-weight-complex="normal"/>
    </style:style>
    <style:style style:name="P6" style:family="paragraph" style:parent-style-name="Standard">
      <style:paragraph-properties fo:text-align="center" style:justify-single-word="false"/>
      <style:text-properties fo:font-size="20pt" fo:font-weight="bold" officeooo:rsid="000341a3" officeooo:paragraph-rsid="000341a3" style:font-size-asian="17.5pt" style:font-weight-asian="bold" style:font-size-complex="20pt" style:font-weight-complex="bold"/>
    </style:style>
    <style:style style:name="P7" style:family="paragraph" style:parent-style-name="Standard">
      <style:paragraph-properties fo:text-align="start" style:justify-single-word="false"/>
      <style:text-properties fo:font-size="18pt" fo:font-weight="normal" officeooo:rsid="000341a3" officeooo:paragraph-rsid="000341a3" style:font-size-asian="15.75pt" style:font-weight-asian="normal" style:font-size-complex="18pt" style:font-weight-complex="normal"/>
    </style:style>
    <style:style style:name="P8" style:family="paragraph" style:parent-style-name="Standard" style:list-style-name="L1">
      <style:paragraph-properties fo:text-align="start" style:justify-single-word="false"/>
      <style:text-properties fo:font-size="18pt" fo:font-weight="normal" officeooo:rsid="000341a3" officeooo:paragraph-rsid="000341a3" style:font-size-asian="15.75pt" style:font-weight-asian="normal" style:font-size-complex="18pt" style:font-weight-complex="normal"/>
    </style:style>
    <style:style style:name="P9" style:family="paragraph" style:parent-style-name="Standard">
      <style:paragraph-properties fo:text-align="center" style:justify-single-word="false"/>
      <style:text-properties fo:font-size="20pt" fo:font-weight="bold" officeooo:rsid="00051e1f" officeooo:paragraph-rsid="00051e1f" style:font-size-asian="17.5pt" style:font-weight-asian="bold" style:font-size-complex="20pt" style:font-weight-complex="bold"/>
    </style:style>
    <style:style style:name="P10" style:family="paragraph" style:parent-style-name="Standard">
      <style:paragraph-properties fo:text-align="start" style:justify-single-word="false"/>
      <style:text-properties fo:font-size="18pt" fo:font-weight="normal" officeooo:rsid="00051e1f" officeooo:paragraph-rsid="00051e1f" style:font-size-asian="15.75pt" style:font-weight-asian="normal" style:font-size-complex="18pt" style:font-weight-complex="normal"/>
    </style:style>
    <style:style style:name="P11" style:family="paragraph" style:parent-style-name="Standard">
      <style:paragraph-properties fo:text-align="start" style:justify-single-word="false"/>
      <style:text-properties fo:font-size="18pt" fo:font-weight="normal" officeooo:rsid="0006e30b" officeooo:paragraph-rsid="0006e30b" style:font-size-asian="15.75pt" style:font-weight-asian="normal" style:font-size-complex="18pt" style:font-weight-complex="normal"/>
    </style:style>
    <style:style style:name="T1" style:family="text">
      <style:text-properties officeooo:rsid="000231aa"/>
    </style:style>
    <style:style style:name="T2" style:family="text">
      <style:text-properties officeooo:rsid="0008dbdc"/>
    </style:style>
    <style:style style:name="T3" style:family="text">
      <style:text-properties officeooo:rsid="0008dbdc" style:font-size-asian="15.8000001907349pt"/>
    </style:style>
    <style:style style:name="T4" style:family="text">
      <style:text-properties fo:language="en" fo:country="US" officeooo:rsid="0008dbdc" style:script-type="latin"/>
    </style:style>
    <style:style style:name="T5" style:family="text">
      <style:text-properties officeooo:rsid="00094ad9"/>
    </style:style>
    <style:style style:name="T6" style:family="text">
      <style:text-properties officeooo:rsid="000a3a5e"/>
    </style:style>
    <style:style style:name="T7" style:family="text">
      <style:text-properties officeooo:rsid="000c2593"/>
    </style:style>
    <style:style style:name="T8" style:family="text">
      <style:text-properties officeooo:rsid="000d3442"/>
    </style:style>
    <style:style style:name="T9" style:family="text">
      <style:text-properties officeooo:rsid="000ee887"/>
    </style:style>
    <style:style style:name="T10" style:family="text">
      <style:text-properties officeooo:rsid="00112955"/>
    </style:style>
    <style:style style:name="T11" style:family="text">
      <style:text-properties officeooo:rsid="001189b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Τεχνολογίες Γραφημάτων</text:p>
      <text:p text:style-name="P1">Εργασία</text:p>
      <text:p text:style-name="P1">Πρόβλεψη Συνδέσμων <text:span text:style-name="T1">(Link Prediction)</text:span></text:p>
      <text:p text:style-name="P2"/>
      <text:p text:style-name="P3">Ομάδα <text:span text:style-name="T1">13</text:span></text:p>
      <text:p text:style-name="P3">Καλδάνης Θωμάς</text:p>
      <text:p text:style-name="P3">Χατζηφωτιάδης Φώτης</text:p>
      <text:p text:style-name="P4"/>
      <text:p text:style-name="P4"/>
      <text:p text:style-name="P5"/>
      <text:p text:style-name="P5"/>
      <text:p text:style-name="P6">Εισαγωγή</text:p>
      <text:p text:style-name="P7"/>
      <text:p text:style-name="P7">Σκοπός της εργασίας είναι η κατανόηση του προβλήματος της πρόβλεψης συνδέσμων (link prediction) σε γραφήματα μέσα από τρείς διαφορετικές προσεγγίσεις.</text:p>
      <text:p text:style-name="P7"/>
      <text:list text:style-name="L1">
        <text:list-item>
          <text:p text:style-name="P8">Κλασικές ευριστικές μέθοδοι. </text:p>
        </text:list-item>
        <text:list-item>
          <text:p text:style-name="P8">Μια μέθοδος ρηχών προεκπαιδευμένων ενσωματώσεων κόμβων, Node2Vec στην περίπτωσή μας. </text:p>
        </text:list-item>
        <text:list-item>
          <text:p text:style-name="P8">Ένα end-to-end GNN μοντέλο που προπονείται απευθείας για το έργο της πρόβλεψης συνδέσμων. </text:p>
        </text:list-item>
      </text:list>
      <text:p text:style-name="P7"/>
      <text:p text:style-name="P7"/>
      <text:p text:style-name="P9">1. Πλαίσιο και Αξιολόγηση</text:p>
      <text:p text:style-name="P10"/>
      <text:p text:style-name="P11">Στην εργασία μας χρησιμοποιούμε το Cora Dataset. Αφού φωρτώσουμε το dataset, με την χρήση του NetworkX αφαιρούμε τα self-loops και τις πολλαπλές ακμές απο το γράφημα και ελέγχουμε εάν είναι συνεκτικό ή όχι<text:span text:style-name="T2">(διαπιστώνουμε πως δεν είναι). Για τον λόγο αυτό, διατηρούμε μόνο το </text:span><text:span text:style-name="T3">μεγαλύτερο</text:span><text:span text:style-name="T2"> συνεκτικό υποσύνολο του γραφήματος. Για </text:span><text:span text:style-name="T4">τον</text:span><text:span text:style-name="T2"> </text:span><text:span text:style-name="T4">διαχωρισμό</text:span><text:span text:style-name="T2"> σε </text:span><text:span text:style-name="T5">train/test, επιλέγουμε τυχαία το 10% των ακμών για το test set και το γράφημα που απομένει είναι το training graph. <text:s/></text:span><text:span text:style-name="T6">Η αφαίρεση των ακμών ελέγχεται επαναληπτικά ώστε το training graph να παραμείνει συνεκτικό. Κάθε φορά επιλέγουμε μια ακμή και την </text:span><text:soft-page-break/><text:span text:style-name="T6">αφαιρούμε προσορινά από το training graph. Εαν δεν χαλάει η συνεκτικότητα, η ακμή προστίθεται στο test set, διαφορετικά την ξαναβάζουμε στο training graph. </text:span><text:span text:style-name="T7">Τέλος εμφανίζουμε τα αποτελέσματα της δειγματοληψίας και ελέγχουμε και πάλι αν είναι συνεκτικός ο γράφος μας. </text:span><text:span text:style-name="T8">Για την αρνητική δειγματοληψία, επιλέγοουμε τυχαία ζεύγη κόμβων και αν δεν συνδέονται στο αρχικό γράφημα τα κρατάμε, διαφορετικά επιλέγουμε νέα. Τέλος, επιβεβαιώνουμε οτι το πλήθως των θετικών ακμών είναι ίσος με το πλήθος των αρνητικών. </text:span><text:span text:style-name="T9">Τέλος, σαν μετρική αξιολόγησης, χρησιμοποιούμε την ROC-AUC. </text:span><text:span text:style-name="T10">Η συνάρτηση compute_auc, είναι αναγκέα μιας και ο αλγόριθμος δεν καταλαβαίνει απο μόνος του τι είναι οι θετικές και οι αρνητικές ακμές, οπότε πρέπει εμείς να πούμε οτι οι θετικές ακμές αντιστοιχούν στο label 1 και οι αρνητικές στο label 0, </text:span><text:span text:style-name="T11">και πάνω σε αυτό το σύνολο απο 0 και 1 να υπολογίσουμε το ROC-AUC. </text:span></text:p>
      <text:p text:style-name="P7"/>
      <text:p text:style-name="P7"/>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4T13:56:27.167858947</meta:creation-date>
    <dc:date>2026-01-24T17:42:04.146431745</dc:date>
    <meta:editing-duration>PT3H44M44S</meta:editing-duration>
    <meta:editing-cycles>12</meta:editing-cycles>
    <meta:generator>LibreOffice/25.8.4.2$Linux_X86_64 LibreOffice_project/0366609b1de41a39e1896ae41e33c673f2a73802</meta:generator>
    <meta:document-statistic meta:table-count="0" meta:image-count="0" meta:object-count="0" meta:page-count="2" meta:paragraph-count="13" meta:word-count="295" meta:character-count="1960" meta:non-whitespace-character-count="1676"/>
  </office:meta>
</office:document-meta>
</file>